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7.test_floa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g_7.test_AtomicLo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g_7.test_doub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g_7.test_biginteg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g_7.test_AtomicInteg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